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Helvetica Neue" svg:font-family="'Helvetica Neu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fo:font-size="10pt" style:font-size-asian="10pt" style:font-size-complex="10pt"/>
    </style:style>
    <style:style style:name="P3" style:family="paragraph" style:parent-style-name="Standard">
      <style:paragraph-properties fo:line-height="150%" fo:text-align="justify" style:justify-single-word="false"/>
      <style:text-properties fo:font-size="10pt" fo:font-weight="bold" style:font-size-asian="10pt" style:font-weight-asian="bold" style:font-size-complex="10pt"/>
    </style:style>
    <style:style style:name="P4" style:family="paragraph" style:parent-style-name="Standard">
      <style:paragraph-properties fo:line-height="150%" fo:text-align="justify" style:justify-single-word="false"/>
      <style:text-properties fo:font-size="10pt" fo:font-weight="bold" style:font-size-asian="10pt" style:font-weight-asian="bold" style:font-size-complex="10pt" style:font-weight-complex="bold"/>
    </style:style>
    <style:style style:name="P5" style:family="paragraph" style:parent-style-name="Standard">
      <style:paragraph-properties fo:line-height="150%" fo:text-align="justify" style:justify-single-word="false"/>
      <style:text-properties fo:font-size="30.5pt" fo:font-weight="bold" style:font-size-asian="30.5pt" style:font-weight-asian="bold" style:font-size-complex="30.5pt"/>
    </style:style>
    <style:style style:name="P6" style:family="paragraph" style:parent-style-name="Standard">
      <style:paragraph-properties fo:line-height="150%" fo:text-align="justify" style:justify-single-word="false"/>
      <style:text-properties fo:font-size="13pt" fo:font-weight="bold" style:font-size-asian="13pt" style:font-weight-asian="bold" style:font-size-complex="13pt"/>
    </style:style>
    <style:style style:name="P7" style:family="paragraph" style:parent-style-name="Standard">
      <style:paragraph-properties fo:line-height="150%" fo:text-align="justify" style:justify-single-word="false"/>
      <style:text-properties fo:font-weight="bold" style:font-weight-asian="bold" style:font-weight-complex="bold"/>
    </style:style>
    <style:style style:name="P8" style:family="paragraph" style:parent-style-name="Standard">
      <style:paragraph-properties fo:line-height="150%" fo:text-align="justify" style:justify-single-word="false"/>
      <style:text-properties fo:color="#485365" style:font-name="Arial1" fo:font-size="12pt" fo:font-weight="bold" style:font-name-asian="Helvetica Neue" style:font-size-asian="12pt" style:font-weight-asian="bold" style:font-name-complex="Helvetica Neue" style:font-size-complex="12pt"/>
    </style:style>
    <style:style style:name="P9" style:family="paragraph" style:parent-style-name="Standard">
      <style:paragraph-properties fo:line-height="150%" fo:text-align="justify" style:justify-single-word="false"/>
      <style:text-properties fo:font-weight="normal" style:font-weight-asian="normal" style:font-weight-complex="normal"/>
    </style:style>
    <style:style style:name="P10" style:family="paragraph" style:parent-style-name="Standard" style:master-page-name="Standard">
      <style:paragraph-properties fo:line-height="150%" fo:text-align="justify" style:justify-single-word="false" style:page-number="auto"/>
      <style:text-properties fo:font-size="43pt" fo:font-weight="bold" style:font-size-asian="43pt" style:font-weight-asian="bold" style:font-size-complex="43pt"/>
    </style:style>
    <style:style style:name="P11" style:family="paragraph" style:parent-style-name="Standard" style:list-style-name="WWNum2">
      <style:paragraph-properties fo:margin-left="1.87cm" fo:margin-right="0cm" fo:line-height="150%" fo:text-indent="-0.635cm" style:auto-text-indent="false" fo:padding="0cm" fo:border="none"/>
      <style:text-properties fo:font-size="10pt" style:font-size-asian="10pt" style:font-size-complex="10pt"/>
    </style:style>
    <style:style style:name="P12" style:family="paragraph" style:parent-style-name="Standard" style:list-style-name="WWNum1">
      <style:paragraph-properties fo:margin-left="1.87cm" fo:margin-right="0cm" fo:line-height="150%" fo:text-indent="-0.635cm" style:auto-text-indent="false" fo:padding="0cm" fo:border="none"/>
      <style:text-properties fo:font-size="10pt" style:font-size-asian="10pt" style:font-size-complex="10pt"/>
    </style:style>
    <style:style style:name="P13" style:family="paragraph" style:parent-style-name="Standard" style:list-style-name="WWNum5">
      <style:paragraph-properties fo:margin-left="1.87cm" fo:margin-right="0cm" fo:line-height="150%" fo:text-indent="-0.635cm" style:auto-text-indent="false" fo:padding="0cm" fo:border="none"/>
      <style:text-properties fo:font-size="10pt" style:font-size-asian="10pt" style:font-size-complex="10pt"/>
    </style:style>
    <style:style style:name="P14" style:family="paragraph" style:parent-style-name="Standard" style:list-style-name="WWNum6">
      <style:paragraph-properties fo:margin-left="1.87cm" fo:margin-right="0cm" fo:line-height="150%" fo:text-indent="-0.635cm" style:auto-text-indent="false" fo:padding="0cm" fo:border="none"/>
      <style:text-properties fo:font-size="10pt" style:font-size-asian="10pt" style:font-size-complex="10pt"/>
    </style:style>
    <style:style style:name="P15" style:family="paragraph" style:parent-style-name="Standard" style:list-style-name="WWNum4">
      <style:paragraph-properties fo:margin-left="1.87cm" fo:margin-right="0cm" fo:line-height="150%" fo:text-indent="-0.635cm" style:auto-text-indent="false" fo:padding="0cm" fo:border="none"/>
      <style:text-properties fo:font-size="10pt" style:font-size-asian="10pt" style:font-size-complex="10pt"/>
    </style:style>
    <style:style style:name="P16" style:family="paragraph" style:parent-style-name="Standard" style:list-style-name="WWNum3">
      <style:paragraph-properties fo:margin-left="1.87cm" fo:margin-right="0cm" fo:line-height="150%" fo:text-indent="-0.635cm" style:auto-text-indent="false" fo:padding="0cm" fo:border="none"/>
      <style:text-properties fo:font-size="10pt" style:font-size-asian="10pt" style:font-size-complex="10pt"/>
    </style:style>
    <style:style style:name="T1"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jet pédagogique / </text:p>
      <text:p text:style-name="P5">2nde CCD</text:p>
      <text:p text:style-name="P6">Progression annuelle</text:p>
      <text:p text:style-name="P2"/>
      <text:p text:style-name="P3">1/ Découvrir les domaines du design</text:p>
      <text:p text:style-name="P2">La discipline des arts appliqués est nouvelle pour les élèves de seconde, c'est pourquoi nous avons choisi de commencer l'année par une définition des arts appliqués. Dans une phase d'introduction au domaine nous distinguons arts appliqués, <text:s/>design et arts plastiques et présentons les différents domaines du design et des métiers d'art.</text:p>
      <text:p text:style-name="P2"/>
      <text:p text:style-name="P3">2/ Comprendre les enjeux fondamentaux inhérents au design.</text:p>
      <text:p text:style-name="P2">Dès cette première année nous mettons particulièrement l'accent sur l'acquisition d'un vocabulaire/lexique inhérent au design, il est question d'aborder très tôt dans l'année des notions telles que : le besoin, la cible, le contexte, l'usage et l'usager, les paramètre du design, cahier des contraintes, etc... </text:p>
      <text:p text:style-name="P2"/>
      <text:p text:style-name="P3">2.1/ Les paramètres et une démarche programmatique</text:p>
      <text:p text:style-name="P2">Dès le début et de manière filée dans l'année , nous nous référerons aux 5 principaux paramètres du design.</text:p>
      <text:p text:style-name="P2">L'esthétique : formes(s), couleur(s), matière(s), texture(s), motif(s)...</text:p>
      <text:p text:style-name="P2">La fonction : fonction principale, usages, ergonomie, part de l'usager</text:p>
      <text:p text:style-name="P2">La technique : matériau(x), procédé de fabrication industriel ou artisanal, innovation, aspect écologique</text:p>
      <text:p text:style-name="P2">La symbolique : référence, évocation, sens, valeur d'estime... </text:p>
      <text:p text:style-name="P2">Le contexte : contexte ( historique, culturel, technologique...), cible, lieu...</text:p>
      <text:p text:style-name="P2">Ces paramètres permettent l'ouverture de questionnements rationnels et réflexifs qui permettent aux élèves de dépasser la simple intuition créative.</text:p>
      <text:p text:style-name="P2">Ils sont abordés dans les différentes phases du projets : phase d'investigations ( comme l'analyse d'un ou plusieurs artefacts) et dans la phase de recherches créatives ( création ou réponse à un cahier des charges).</text:p>
      <text:p text:style-name="P2"/>
      <text:p text:style-name="P2"/>
      <text:p text:style-name="P3">2.2/ Les bases de l'analyse </text:p>
      <text:p text:style-name="P2"/>
      <text:p text:style-name="P2">La phase d'investigation</text:p>
      <text:p text:style-name="P2"><text:soft-page-break/>Durant cette année nous abordons les bases d'une méthodologie d'analyse des artefacts basée en grande partie sur les paramètres précédemment évoqués. Dans notre démarche, l'analyse permet de nourrir la réflexion poursuivie dans la recherche créative des micro-projets élaborés. Ainsi, l'analyse peut devenir source de créativité, de compréhension des enjeux et donner les bases d'une culture design. </text:p>
      <text:p text:style-name="P2"/>
      <text:p text:style-name="P2">Dans le cadre de chaque projet, nous avons choisi, dans un souci d'ouverture et de logique pédagogique, d'analyser des références dont le domaine diffère de celui du micro-projet en cours. L'idée est de permettre à l'élève de réinvestir ses analyses dans un transfert logique et créatif. <text:s/></text:p>
      <text:p text:style-name="P2"/>
      <text:p text:style-name="P2"/>
      <text:p text:style-name="P3">3/ Initier à la démarche de projet</text:p>
      <text:p text:style-name="P2">Nous choisissons d'initier les élèves à la démarche créative en passant dans un premier temps par la mise en œuvre de micro-projets puis potentiellement d'un ou deux projets plus aboutis en fin d'année. </text:p>
      <text:p text:style-name="P2">Au cours de l'année, nous abordons au moins 3 différents domaines du design dans les sujets proposés et nous diversifions les thèmes, les contextes et potentiellement les approches. De plus, nous essayons de construire des démarches faisant sens pour l'élève en les reliant à des enjeux contemporains.</text:p>
      <text:p text:style-name="P2"/>
      <text:p text:style-name="P2">Via cette démarche, nous permettons à l'élève d'appréhender quelques étapes des méthodologies de projet, selon une complexité croissante : (extrait du référentiel)</text:p>
      <text:p text:style-name="P2">- conduite d’une démarche d’investigation à partir d’objets ;</text:p>
      <text:p text:style-name="P2">- interrogation d’un contexte et développement d’une démarche d’investigation ;</text:p>
      <text:p text:style-name="P2">- recherche et exploitation d’une documentation ;</text:p>
      <text:p text:style-name="P2">- repérage d’éléments significatifs ;</text:p>
      <text:p text:style-name="P2">- identification des besoins des usagers ;</text:p>
      <text:p text:style-name="P2">- analyse des réponses des designers ;</text:p>
      <text:p text:style-name="P2">- expérimentation de principes simples ;</text:p>
      <text:p text:style-name="P2">- utilisation des modes et codes de recherche, d’expression et de représentation ;</text:p>
      <text:p text:style-name="P2">- proposition d’hypothèses créatives.</text:p>
      <text:p text:style-name="P2"/>
      <text:p text:style-name="P2">Nous prenons le temps de définir chaque étape de cette démarche avec l'élève afin qu'il en comprenne l'importance dans un objectif de conception. Ainsi, nous établissons clairement le sujet et son cahier des contraintes le plus tôt possible afin que les différentes étapes prennent leur sens dans la démarche globale.</text:p>
      <text:p text:style-name="P2"/>
      <text:p text:style-name="P2">Pour faciliter le déroulement de la démarche nous guidons l'élève en lui indiquant potentiellement des méthodes de créativité et/ou l'énonciation d'axes créatifs.</text:p>
      <text:p text:style-name="P2"/>
      <text:p text:style-name="P3"/>
      <text:p text:style-name="P3"><text:soft-page-break/>4/ Communication et exploration plastique</text:p>
      <text:p text:style-name="P2">Dès la seconde, l'un des objectifs visés est que l'élève puisse communiquer ses intentions. Cela passe par l'oral, l'écrit, mais aussi par une communication graphique claire, efficace et rigoureuse.</text:p>
      <text:p text:style-name="P2">Nous abordons <text:s/>les bases de cette communication graphique dès le début de l'année notamment avec une introduction au scketchnoting ou autre méthode de communication par la pensée-surface. Les élèves doivent avoir pour ce cours un carnet dédié à pages blanches suffisamment épaisses pour tester divers outils. Ce carnet est, dans un premier temps, le lieu d'expérimentations pour la prise de note, afin de sortir des habitudes scolaires. Nous instaurons <text:s/>une rigueur certaine dans la tenue de ce carnet afin de donner à l'élève des habitudes sur la qualité de sa graphie, la composition et le rapport texte/image. </text:p>
      <text:p text:style-name="P2">Tout au long de l'année, il nous est important d'observer l'évolution sur ce point par exemple en ramassant régulièrement les carnets d'élève afin de donner des conseils adaptés à chacun. L'exploration de divers outils et techniques adaptés en fonction du propos et du support permet également à l'élève de développer une communication graphique efficace et plus personnelle.</text:p>
      <text:p text:style-name="P2"/>
      <text:p text:style-name="P3">5/ Évaluation et valorisation</text:p>
      <text:p text:style-name="P2">Nous évaluons chaque étape du projet. Il peut s'agir d'une évaluation sommative ou non (évaluation par compétences, auto-évaluation, mise en commun...). Les retours d'évaluation que nous proposons mettre en avant différents critères pour que l'élève puisse développer une réflexion sur sa pratique. </text:p>
      <text:p text:style-name="P2">L'évaluation seule ne saurait valoriser le travail de l'élève, nous proposons aussi des temps d'échange, de mise en commun, d'accrochage, de prise de vue… Nous permettons ainsi à l'élève d'observer et de se confronter au travail de ses camarades mais aussi de valoriser sa propre production.</text:p>
      <text:p text:style-name="P2"/>
      <text:p text:style-name="P2"/>
      <text:p text:style-name="P2"/>
      <text:p text:style-name="P5">Cycle terminal</text:p>
      <text:p text:style-name="P2"/>
      <text:p text:style-name="P3">Pôle outils et méthodes et généralités</text:p>
      <text:p text:style-name="P4"/>
      <text:p text:style-name="P3">1/ Évaluation</text:p>
      <text:p text:style-name="P2">Dans le cadre de l'évaluation, </text:p>
      <text:p text:style-name="P2">Afin de Nous évaluons chaque étape du projet. Il peut s'agir d'une évaluation sommative ou non (évaluation par compétences, auto-évaluation, mise en commun...). Les retours d'évaluation que nous proposons doivent mettre en avant différents critères pour que l'élève puisse développer une réflexion sur sa pratique. </text:p>
      <text:p text:style-name="P2"/>
      <text:p text:style-name="P3">2/ Valorisation du travail</text:p>
      <text:p text:style-name="P2"><text:soft-page-break/></text:p>
      <text:p text:style-name="P2">Nous encourageons l’élève à réfléchir à la présentation de son projet et a son archivage. C'est souvent l'occasion de constituer les prémices d'un dossier de travaux.</text:p>
      <text:p text:style-name="P2"/>
      <text:p text:style-name="P2">Nous incitons les élèves à valoriser la présentation et la diffusion de leur travail à travers la prise de vue photographique (ou scan) et/ou la mise en espace. Ces différents moments constituent une expérience de partage au sein de la classe et facilitent une prise de conscience quant à la nécessité d'avoir une communication exigeante. </text:p>
      <text:p text:style-name="P2"/>
      <text:p text:style-name="P2">Dans un souci d'archivage des travaux et de rayonnement de la section nous poursuivons l'enrichissement du site web de la section en sélectionnant et photographiant ou scannant les projets représentatifs du travail des élèves. </text:p>
      <text:p text:style-name="P2"/>
      <text:p text:style-name="P2">Les portes ouvertes constituent à ce titre un moment phare pour la vie de la section. Nous avons choisi de banaliser les cours d'arts appliqués de la semaine les précédent afin de permettre aux élèves de mener une réflexion quant à la scénographie et la communication de l’événement. Cette semaine prend la forme d'un workshop durant lequel des ateliers thématiques sont organisés (signalétique, accrochage, thématisation, encart explicatif, tenue...)</text:p>
      <text:p text:style-name="P2"/>
      <text:p text:style-name="P2"/>
      <text:p text:style-name="P4">3/ Transversalité des pôles et continuité des savoirs</text:p>
      <text:p text:style-name="P2"/>
      <text:p text:style-name="P2">Dans un souci d'envisager la formation comme un tout cohérent, nous essayons de faire dialoguer les connaissances acquises dans chacun des pôles de la discipline ou des autres disciplines. Si l'occasion se présente nous organisons au moins un projet par an en collaboration avec un autre membre de l'équipe pédagogique (hors arts-appliqués). <text:s text:c="2"/></text:p>
      <text:p text:style-name="P2"/>
      <text:p text:style-name="P2">Puisque le cycle terminal se déroule sur les années de première et de terminale et que les épreuves <text:s/>du baccalauréat ne suivent pas un programme de connaissances précises, nous avons choisi de demander aux élèves de conserver les supports utilisés pour chaque cours (cahier, porte-vue…) entre la première et la terminale. L’élève se constitue ainsi une sorte de répertoire dans lequel il peut venir piocher des informations en fonction de ses besoins.</text:p>
      <text:p text:style-name="P2"/>
      <text:p text:style-name="P4">Première</text:p>
      <text:p text:style-name="P3">1/ Une argumentation solide</text:p>
      <text:p text:style-name="P2">Dans notre construction pédagogique, l'objectif de cette première année est de mettre en place des réflexes argumentatifs forts qui devront être remobilisés en terminale. Il s'agit dans un premier temps de rappeler le schéma de construction d'un argument et qu'une argumentation doit se distinguer d'une simple description. Nous pouvons mettre en place, potentiellement en collaboration avec l'enseignant de lettres, des exercices visant à renforcer les compétences argumentatives des élèves. </text:p>
      <text:p text:style-name="P1"><text:soft-page-break/><text:span text:style-name="T1">Nous insistons longuement sur la recherche du sens des choix créatifs effectués que ce soit en amont </text:span><text:span text:style-name="T1">de l'idéation, a posteriori et dans l'évaluation.</text:span></text:p>
      <text:p text:style-name="P2"/>
      <text:p text:style-name="P3">2/ Une communication efficace et propre</text:p>
      <text:p text:style-name="P2">Concernant la communication des projets nous veillons à mettre en place une base solide dont les deux objectifs principaux sont la rigueur (à travers une exigence de propreté des rendus, des attendus forts quant à la structuration des mises en page, une graphie rigoureuse...) et la pertinence des moyens graphiques au regard des intentions (en répertoriant et expérimentant les différents types de dessins, didactiques ou non, et en analysant les moyens qu'ils offrent au concepteur dans sa communication).</text:p>
      <text:p text:style-name="P2">Cette 1ere année vise donc à installer des exigences fortes en termes de communication graphique afin que les schémas et les pratiques vus puissent être mobilisés rapidement et maîtrisés en terminale.</text:p>
      <text:p text:style-name="P2"/>
      <text:p text:style-name="P4">3/ Vie culturelle</text:p>
      <text:p text:style-name="P2"/>
      <text:p text:style-name="P2">Sortie portes ouvertes des écoles Parisiennes</text:p>
      <text:p text:style-name="P2">Visites de la cité de l'architecture en collaboration avec la classe de terminale STI2D AC</text:p>
      <text:p text:style-name="P2">Visite des photaumnales au Quadrilatère </text:p>
      <text:p text:style-name="P2"/>
      <text:p text:style-name="P3">Terminale</text:p>
      <text:p text:style-name="P2"/>
      <text:p text:style-name="P2">Attente d'une argumentation un peu plus riche et plus finement relié aux enjeux questionnées. Nécessité de </text:p>
      <text:p text:style-name="P2"><text:s/>Argumentation et communication + efficace et concise/ synthétique</text:p>
      <text:p text:style-name="P2"><text:s/>Habitudes d'argumentation. Expliquer et comprendre les raisons de l’intervention du designer et les effets que ses conceptions ont sur le monde. </text:p>
      <text:p text:style-name="P2"><text:s/></text:p>
      <text:p text:style-name="P2"><text:s/>Concernant la communication visuelle. Nous veillons à ce que les élèves remobilisent les réflexes méthodologiques acquis en 1ere afin qu'ils gagnent en aisance pour communiquer rapidement et efficacement. Nous proposerons des exercices et un suivi individualisé afin que chaque élève trouve des habitudes de travail et potentiellement un style avec lequel il est à l'aise. </text:p>
      <text:p text:style-name="P2"><text:s/></text:p>
      <text:p text:style-name="P2">L’élève pourra proposer une présentation et ainsi travailler l’argumentation orale. </text:p>
      <text:p text:style-name="P2">Plusieurs projets menés dans ce pôle d’enseignement en classe de première peuvent être présentés lors d’entretien ou élément constituant d’un dossier pour une école ou autre… </text:p>
      <text:p text:style-name="P2"><text:s text:c="2"/></text:p>
      <text:p text:style-name="P2">Pour de nombreux projets l’élève devra réfléchir à la présentation de son projet. ( Comme la création d’un support, d’un contenant…) </text:p>
      <text:p text:style-name="P2"/>
      <text:p text:style-name="P3"><text:soft-page-break/>Pôle démarche créative</text:p>
      <text:p text:style-name="P2"/>
      <text:p text:style-name="P3">Première</text:p>
      <text:p text:style-name="P2"/>
      <text:p text:style-name="P3">1/ S'initier à la démarche créative</text:p>
      <text:p text:style-name="P2">Le cycle terminale STD2A n'étant pas obligatoirement précédé de l'enseignement d'exploration <text:s/>création et culture design, nous abordons la démarche créative en rappelant les éléments fondamentaux nécessaires à la bonne construction des schémas créatifs, pratiques, conceptuels et analytiques des élèves. </text:p>
      <text:p text:style-name="P2"/>
      <text:p text:style-name="P3">1.1/ Les exigences d'un design programmatique</text:p>
      <text:p text:style-name="P2">À ce titre, tôt dans l'année et tout au long du cycle, nous rappelons les paramètres d'analyse inhérents au design (technique, esthétique, fonctionnel, sémantique) ainsi que l'ancrage contextuel des artefacts (l'effet de l'artefact sur son contexte et du contexte sur l'artefact). </text:p>
      <text:p text:style-name="P2">Nous veillons à ancrer nos démarches dans un contexte faisant sens pour l'élève. Il s'agit de rappeler aux élèves que le design répond à des besoins ancrés dans un contexte sociétal, économique, politique, technique..., le tout étant source de contraintes diverses. </text:p>
      <text:p text:style-name="P2"/>
      <text:p text:style-name="P3">2/ Les méthodes d'investigation et de créativité </text:p>
      <text:p text:style-name="P2"/>
      <text:p text:style-name="P2">L'année de première sert à donner aux élèves les outils conceptuels, créatifs et pratiques qu'ils pourront remobiliser tout au long du cycle terminal. </text:p>
      <text:p text:style-name="P2">Nous mettons en place des méthodes de classement de l'information (carte mentale, nuage de mots...), de recherche de références (sources, planche d'ambiance etc...) et d'expérimentation plastique (échantillonnage, maquette de principe...)</text:p>
      <text:p text:style-name="P2">Il s'agit également d'introduire progressivement l'élève à la démarche de création en favorisant une stratification de la démarche au début afin de bien comprendre la logique inhérente à chaque étape.</text:p>
      <text:p text:style-name="P2">Dans ce but, diverses méthodes de créativité seront abordées et expérimentées au fur et à mesure de l'année afin de permettre à l'élève de constituer un répertoire de méthodes à mobiliser et de trouver les méthodes qui lui correspondent le plus. Le gain d'autonomie sera très progressif. </text:p>
      <text:p text:style-name="P2">Afin d'enrichir la démarche d'apprentissage et de retour critique (nécessaire à la progression) nous <text:s/>pouvons potentiellement <text:s/>conclure les projets par une campagne d'affichage dans la classe, un débat ou un document de synthèse resituant le problème abordé au regard des productions de design et d'art déjà existantes.</text:p>
      <text:p text:style-name="P2"/>
      <text:p text:style-name="P3">3/ Progression pédagogique</text:p>
      <text:p text:style-name="P2"/>
      <text:p text:style-name="P2">L'année de première vise à préparer l'élève à répondre en autonomie à un vaste champ de questionnements de design et de métiers d'arts. Dans le cadre des premiers projets, nous proposons des demandes cadrées. L'idée est de guider l'élève dans un processus de création très encadré et <text:soft-page-break/>stratifié. Pour familiariser les élèves aux méthodes de créativité des axes de réponse plus ou moins précis, des pistes de questionnements, des principes d'expérimentation sous la forme de verbe d'action ou de protocoles guidés peuvent être proposés.</text:p>
      <text:p text:style-name="P2">Concrètement, l'année est constituée d'au moins 4 projets encadrés, chacun questionnant un domaine du design différent (dont au moins un associant métiers d'arts et design). L'idée est de préparer l'élèves aux exigences fondamentales propres à chaque domaine.</text:p>
      <text:p text:style-name="P2">Dans le but de valoriser la pratique des élèves, la moitié (plus ou moins) des projets aboutit à un développement et/ou une phase de maquettage. Les autres se limitent à la phase de conception et constituent, à petite échelle, une préparation pour les épreuves de terminale. </text:p>
      <text:p text:style-name="P2"/>
      <text:p text:style-name="P1"><text:span text:style-name="T1">Si dans un premier temps la démarche des premiers projets peut être complétée par du travail à la </text:span><text:span text:style-name="T1">maison, nous avons choisi de progressivement limiter le temps de conception aux heures de présence au lycée afin d'habituer les élèves aux exigences de réactivité demandées dans les épreuves du baccalauréat.</text:span></text:p>
      <text:p text:style-name="P2"/>
      <text:p text:style-name="P2">L'année aboutit à au moins 1 sujet suivi dans l'esprit de l'épreuve de CCDMA qui laisse la liberté à l'élève quant au(x) domaine(s) questionné(s) et au(x) méthode(s) de créativité employée(s).</text:p>
      <text:p text:style-name="P2"/>
      <text:p text:style-name="P2">Afin d'envisager la transversalité des domaines du design et de stimuler la créativité des élèves, nous envisageons d'organiser au moins un workshop d'une semaine ou deux dans l'année (de préférence en fin) mobilisant potentiellement la présence d'un intervenant extérieur. </text:p>
      <text:p text:style-name="P2">Dans cet esprit aussi, les premières ont la responsabilité de l'organisation des portes ouvertes. La semaine de cours (arts appliqués seulement) les précédents est banalisée afin que les élèves, sous la forme d'atelier, prennent en charge l'organisation spatiale générale, l'accrochage, la signalétique, la thématisation potentielle des salles.</text:p>
      <text:p text:style-name="P2"/>
      <text:p text:style-name="P3">Terminale</text:p>
      <text:p text:style-name="P2"/>
      <text:p text:style-name="P3">1/ Appliquer et s'approprier la démarche de création</text:p>
      <text:p text:style-name="P2"/>
      <text:p text:style-name="P2">Durant cette année de terminale nous avons choisi de nous concentrer essentiellement sur la démarche d'idéation, de conceptualisation et de communication visuelle. Notre objectif est de donner aux élèves des schémas de pensée et une méthodologie suffisamment riche pour qu'elle puisse s'adapter aux demandes les plus diverses. </text:p>
      <text:p text:style-name="P2"/>
      <text:p text:style-name="P2">Nous veillons à inciter les élèves à gagner en autonomie. Dans le cadre de projets plus libres qu'en première, notre objectif est de faire comprendre la nécessité de la contextualisation du projet et des contraintes inhérentes. <text:s/></text:p>
      <text:p text:style-name="P2"/>
      <text:p text:style-name="P3">2/ Un rythme soutenu</text:p>
      <text:p text:style-name="P2"><text:soft-page-break/></text:p>
      <text:p text:style-name="P2">L'année de terminale est marquée par des échéances très courtes : la préparation des épreuves du baccalauréat en mars. </text:p>
      <text:p text:style-name="P2">Dans cette optique, le travail en classe vise à développer le plus possible les qualités de créativité/réactivité déjà éveillées en première. Nous privilégions le plus souvent possible le travail en temps limité et en classe. Les élèves doivent pouvoir trouver leurs marques dans le temps court de l'épreuve.</text:p>
      <text:p text:style-name="P2"/>
      <text:p text:style-name="P3">3/ Progression pédagogique</text:p>
      <text:p text:style-name="P2"/>
      <text:p text:style-name="P1"><text:span text:style-name="T1">Nous avons fait le choix de ponctuer l'année par une dizaine de projets minimum dont la temporalité </text:span><text:span text:style-name="T1">peut être très variable. Un premier projet sur 4 à 6 semaines vise à rappeler les fondamentaux de la démarche de création. Il s'agit de rappeler les méthodes de créativités vues l'année précédente et les exigences quant à la communication visuelle et l'argumentation. </text:span></text:p>
      <text:p text:style-name="P2">Les projets suivants sont assez courts (pas plus de 2 semaines dont certains en 4 à 7h). Ils prennent la forme d'un sujet de CCDMA afin que les élèves soient parfaitement familiarisés avec l'épreuve. Afin de valoriser le travail des élèves et de constituer un dossier de travaux à potentiellement montrer pour les phases de sélection Parcoursup, nous pouvons mener pour certains projets une brève phase de développement sur le temps du cours ou le temps de travail personnel. En plus des projets de cours, au moins 2 baccalauréats blancs sont organisés dans l'année.</text:p>
      <text:p text:style-name="P2">Enfin, pour varier les rythmes de projet et éviter la lassitude des élèves au moins 2 workshops d'une à deux semaines sont organisés durant l'année (décembre et février). Nous renouvelons la conception et la réalisation de l'affiche des portes ouvertes du lycée (avec un jury de présentation et de sélection) tandis qu'un second workshop interroge un thème de notre choix. </text:p>
      <text:p text:style-name="P2"/>
      <text:p text:style-name="P2">Une fois l’épreuve de CCDMA passée nous consacrons un temps à la préparation d'un support de présentation de l'univers créatif des élèves. Il est question de répondre aux exigences des formations du supérieur en design et d'organiser la meilleure stratégie d'orientation possible. </text:p>
      <text:p text:style-name="P2"/>
      <text:p text:style-name="P3">Pôle A.T.C </text:p>
      <text:p text:style-name="P2"/>
      <text:p text:style-name="P3">3h hebdomadaires</text:p>
      <text:p text:style-name="P2"/>
      <text:p text:style-name="P3">1/Approche didactique et pédagogique</text:p>
      <text:p text:style-name="P2"/>
      <text:p text:style-name="P3">1.1/L'élève-acteur du savoir</text:p>
      <text:p text:style-name="P2">Le cours d'Arts, techniques et civilisations est assez lourd en découvertes et connaissances. <text:s/>Nous favorisons donc les pédagogies mettant en action l'élève dans le processus d'apprentissage ou de mise en œuvre des connaissances. Pédagogie inversée, projet créatifs, pédagogie puzzle, analyse et synthèse de document etc... constituent des méthodes que nous privilégions.</text:p>
      <text:p text:style-name="P2"><text:soft-page-break/></text:p>
      <text:p text:style-name="P3">1.2/Comparer, contextualiser</text:p>
      <text:p text:style-name="P2">Avec le souci de permettre aux élèves de prendre l'habitude de confronter époques et styles, nous privilégions une approche thématique ou chrono-thématique. C'est l'occasion pour les élèves de s'exercer tout au long de l'année à l'analyse comparative. Corollairement à cette approche comparative nous accordons une place particulièrement importante à la contextualisation des artefacts et mouvements afin de permettre aux élèves de situer les enjeux fondamentaux inhérents à la création et à la fabrication.</text:p>
      <text:p text:style-name="P2"/>
      <text:p text:style-name="P3">1.3/Une couleur design</text:p>
      <text:p text:style-name="P2">Si l'histoire de l'art au sens classique (ensemble des mouvements et artefacts reliés aux « Beaux-arts ») constitue une base que nous convoquerons et si elle est souvent indissociable du design, nous avons choisi d'accorder une place majeure au design, aux métier d'art et à l'architecture.</text:p>
      <text:p text:style-name="P1"><text:span text:style-name="T1">Les artefacts et mouvements des « Beaux-Arts » sont préférablement abordés selon les liens qu'ils </text:span><text:span text:style-name="T1">peuvent entretenir avec les arts décoratifs ou le design. Ceci dit, nous ne posons aucune restriction concernant les mouvements artistiques à aborder.</text:span></text:p>
      <text:p text:style-name="P2"/>
      <text:p text:style-name="P3">1.4/ La place du dessin </text:p>
      <text:p text:style-name="P2"/>
      <text:p text:style-name="P2">En répondant aux exigences analytiques inhérentes au cours d'ATC, nous veillons à intégrer le dessin comme outil d'analyse et non seulement de représentation. <text:s/>Il s'agit de ponctuer l'année d'exercices visant à développer l'aspect didactique de la pratique graphique en lien avec le cours d'ATC.</text:p>
      <text:p text:style-name="P2"/>
      <text:p text:style-name="P3">2/Première</text:p>
      <text:p text:style-name="P2"/>
      <text:p text:style-name="P3">2.1/Progression annuelle</text:p>
      <text:p text:style-name="P2">L'année de première sert à mettre en place des bases que nous pourrons développer en terminale. Les thèmes autour desquels gravitent les connaissances sont au choix de l'enseignant. À ce titre nous avons choisi d'aborder certains des mouvements qui ont fait modèle dans l'histoire des arts et du design. </text:p>
      <text:p text:style-name="P2">Il s'agira au minimum d'aborder en première l'Antiquité gréco-latine, le Moyen-âge (au moins le Gothique), la Renaissance et ses influences et les bases de la Modernité en design (révolution industrielle, architectures métalliques, l'école de Chicago, Arts and Crafts, Art Nouveau, le Bauhaus, UMA, design organique...)</text:p>
      <text:p text:style-name="P2"/>
      <text:p text:style-name="P2">Nous consacrons quelques semaines à une phase d'introduction à la méthodologie d'analyse et d'analyse comparée afin de présenter l'épreuve de baccalauréat et de commencer à y préparer les élèves. </text:p>
      <text:p text:style-name="P2"/>
      <text:p text:style-name="P3"><text:soft-page-break/>3/Terminale</text:p>
      <text:p text:style-name="P2"/>
      <text:p text:style-name="P2">En terminale les cinq heures d'ATC sont divisées en deux cours potentiellement dispensés par deux enseignants différents.</text:p>
      <text:p text:style-name="P2"/>
      <text:p text:style-name="P3">3.1/A.T.C</text:p>
      <text:p text:style-name="P2">Cours de 3h en classe entière</text:p>
      <text:p text:style-name="P2"/>
      <text:p text:style-name="P2">L'année de terminale prend appuie sur les connaissances abordées en première. Nous pouvons convoquer les savoirs acquis afin de les rappeler ou de les interroger sous un autre angle.</text:p>
      <text:p text:style-name="P2"/>
      <text:p text:style-name="P3">3.1.1/Progression annuelle</text:p>
      <text:p text:style-name="P1"><text:span text:style-name="T1">Concernant les connaissances à transmettre, l'année de terminale est plus libre. Nous avons fait le choix de nous focaliser entre autre sur les mouvements remettant en questions les « modèles » vus </text:span><text:span text:style-name="T1">en première. </text:span></text:p>
      <text:p text:style-name="P2">À ce titre, nous avons choisi d'au moins aborder la période « Pop », la post-modernité en architecture, graphisme, objet (design radical italien...) et mode, les mouvements contestataires des années 60/70 (Punk, Hippie...) et certaines avant-garde du début XXeme (Dada, le Futurisme...)</text:p>
      <text:p text:style-name="P2">L'année de terminale est aussi l'occasion d’interroger l'histoire de l'art et du design à travers des thèmes plus pointus et actuels (dimensions politiques et sociales, philosophique etc...). </text:p>
      <text:p text:style-name="P2"/>
      <text:p text:style-name="P2"/>
      <text:p text:style-name="P3">3.2/A.T.C-méthodologie</text:p>
      <text:p text:style-name="P2">Un cours de deux heures en demi groupe vise à développer la méthodologie d'analyse et préparer entre autre aux épreuves du baccalauréat.</text:p>
      <text:p text:style-name="P2"/>
      <text:p text:style-name="P3">3.2.1/Objectifs</text:p>
      <text:p text:style-name="P2">Nous proposons un ensemble d'exercices/projets dans l'optique de développer la mobilité intellectuelle, les qualités d'analyse (textuelle et graphique), de construire des réflexes analytiques, une banque de références et de développer une culture contemporaine du design, des métiers d'arts et de l'art. <text:s/></text:p>
      <text:p text:style-name="P2"/>
      <text:p text:style-name="P3">3.2.2/Un rythme soutenu</text:p>
      <text:p text:style-name="P2">Pour ce cours nous privilégions une succession de sujets/exercices dans une approche préférablement thématique. Nous nous basons sur les connaissances acquises en 1ere et dans le second cours d'ATC de terminale. Il s'agit d'interroger des thèmes sous différents angles sans forcément s'appesantir longuement sur la contextualisation. Nous <text:s/>essayons de ne pas accorder plus de 6h à chaque sujet/exercice/projet. </text:p>
      <text:p text:style-name="P2"/>
      <text:p text:style-name="P2">Dans le cadre des deux cours (mais préférablement durant l'ATC-Méthodologie) nous organisons au <text:soft-page-break/>moins 4 devoirs type baccalauréat dans l'année (dont les baccalauréats blancs).</text:p>
      <text:p text:style-name="P2"/>
      <text:p text:style-name="P2"/>
      <text:p text:style-name="P6">Pôle P.A.V.</text:p>
      <text:p text:style-name="P2"/>
      <text:p text:style-name="P3">Première</text:p>
      <text:p text:style-name="P2"/>
      <text:p text:style-name="P3">1/ Une ouverture sur le plan plastique</text:p>
      <text:p text:style-name="P2"/>
      <text:p text:style-name="P2">Dans cet enseignement, l’élève explore différentes techniques en utilisant des outils, des formats et supports variés afin de développer ses qualités graphiques et plastiques.</text:p>
      <text:p text:style-name="P2">Les compétences acquises et qualités graphiques sont réinjectées dans les autres pôles d’enseignements. </text:p>
      <text:p text:style-name="P1"><text:span text:style-name="T1">A travers ce pôle, l’élève découvre le champ des possibles de la pratique des arts visuels. En effet, </text:span><text:span text:style-name="T1">l’utilisation des techniques variées permet à l’élève de découvrir le spectre plastique offert par chaque outil à travers l'expérimentation plastique. </text:span></text:p>
      <text:p text:style-name="P2">Des notions et techniques de représentations sont abordées comme la perspective, le modèle vivant, le dessin d’observation, les ombres et lumières… afin de construire les bases nécessaires à la communication et l'expression plastique. </text:p>
      <text:p text:style-name="P2">Les exercices et projets que nous élaborons permettent à l’élève d’aiguiser son regard afin de proposer une production à la fois expressive, rigoureuse et potentiellement singulière.</text:p>
      <text:p text:style-name="P2"/>
      <text:p text:style-name="P3">2/ Progression </text:p>
      <text:p text:style-name="P2"/>
      <text:p text:style-name="P2">Nous proposons dans un premier temps des projets guidés visant l'acquisition de compétences techniques pour tendre assez rapidement vers des projets plus ouverts en milieu/fin d’année. L’élève gagne donc en autonomie au cours des trimestres. Dans le cadre du pôle P.A.V. nous favorisons le travail en classe afin de faire bénéficier aux élèves d'un accompagnement réactif. Le temps limités des cours cultive également la dynamique et l'efficacité de leur pratique graphique. L'idée est de développer l'assurance des élèves sur le plan graphique. <text:s/></text:p>
      <text:p text:style-name="P2">Nous pouvons alterner des projets courts, essentiellement techniques, et des projets plus longs qui questionnent la capacité à faire sens à travers ces techniques. </text:p>
      <text:p text:style-name="P2"/>
      <text:p text:style-name="P2"/>
      <text:p text:style-name="P2"/>
      <text:p text:style-name="P3">Terminale</text:p>
      <text:p text:style-name="P2"/>
      <text:p text:style-name="P3">1/ Une démarche plus exploratoire</text:p>
      <text:p text:style-name="P2"/>
      <text:p text:style-name="P2">Notre objectif premier est de mener une démarche plus exploratoire en ré-utilisant et élargissant les <text:soft-page-break/>notions et techniques abordées en classe de première. </text:p>
      <text:p text:style-name="P2">Nous souhaitons que l'élève soit en capacité de s’approprier des moyens graphiques et d'explorer les possibilités plastiques offertes par une technique, un matériau, un support ou un thème. </text:p>
      <text:p text:style-name="P2"/>
      <text:p text:style-name="P3">2/ Une pratique plastique quotidienne</text:p>
      <text:p text:style-name="P2"/>
      <text:p text:style-name="P2">Nous avons choisi d'inviter l'élève à entretenir une pratique quotidienne. Cette pratique permet d’améliorer ou d’approfondir les techniques vues en classe, et ainsi développer sa propre expression graphique en fonction de ses affinités et de ses projets futurs. </text:p>
      <text:p text:style-name="P2"/>
      <text:p text:style-name="P2">Nous pouvons mettre en place un carnet d’expressions plastiques personnel en début d’année qui fait l'objet d'un suivi régulier et personnalisé. Le cours de P.A.V., à la différence de l'année de première, investit davantage le temps personnel comme moyen de développement et de progression.</text:p>
      <text:p text:style-name="P2"/>
      <text:p text:style-name="P3">3/ Progression </text:p>
      <text:p text:style-name="P2"/>
      <text:p text:style-name="P2">Durant cette année de terminale nous valorisons une démarche plus exploratoire. La temporalité des projets peut être plus longue afin de permettre aux élèves d'approfondir leur démarche et leur pratique personnelle. Nous nous focalisons moins sur la dimension exclusivement technique, mais plutôt sur la capacité de chaque élève à se saisir d'un questionnement de manière sensible et intelligente. Dans ce sens, nous demandons davantage à l'élève de justifier ses choix. </text:p>
      <text:p text:style-name="P2"/>
      <text:p text:style-name="P2">Nous menons au minimum 6 projets dans l'année en essayant de varier les mediums et modalités de rendu.</text:p>
      <text:p text:style-name="P2"/>
      <text:p text:style-name="P2"/>
      <text:p text:style-name="P3">Technologies</text:p>
      <text:p text:style-name="P2"/>
      <text:p text:style-name="P3">1/ Découverte de l'aspect technique de la discipline</text:p>
      <text:p text:style-name="P2">Le pôle Technologies doit permettre à l'élève de découvrir un ensemble de matériaux, techniques et procédés en correspondance avec les différents domaines du design et des métiers d'arts.</text:p>
      <text:p text:style-name="P2">Nous proposons différentes approches : intuitives (classification, aspect...), techniques (propriétés physiques et chimiques, résistances...) et contextuelles (usages, histoire, dimension symbolique...). </text:p>
      <text:p text:style-name="P2">Afin de compléter ces connaissances, il va aussi s'agir d'aborder des procédés et techniques liés ou non aux matériaux étudiés. Il peut s'agir d'un simple point théorique ou d'une pratique expérimentale de ces techniques.</text:p>
      <text:p text:style-name="P2">Nous choisissons aussi d'aborder dans ce cours les moyens graphiques d'ordre technique utiles à la conception comme le dessin géométral ou le patronage.</text:p>
      <text:p text:style-name="P2"/>
      <text:p text:style-name="P3">2/ Découvrir par la théorie, la pratique et l'expérimentation</text:p>
      <text:p text:style-name="P2"><text:soft-page-break/>Nous choisissons de ne pas se cantonner à une approche purement théorique des matériaux et procédés. Une approche intuitive, par la manipulation et l'expérimentation est aussi nécessaire afin de donner progressivement un peu plus d'autonomie à l'élève dans ses méthodes de recherche et le réinvestissement des connaissances acquises.</text:p>
      <text:p text:style-name="P2">Concernant les matériaux eux-mêmes, il peut s'agir d'un travail de collecte puis de classement comparatif ou encore la manipulation d'échantillons pour effectuer différents tests de résistance. Des procédés simples à mettre en œuvre comme les techniques de découpe, façonnage, collage mais aussi la couture ou encore la linogravure, peuvent être expérimentés dans le cadre de micro-projets. Les différents outils et machines présents au FabLangevin (FabLab) doivent être présentés dès l'année de première afin d'encourager les élèves vers une pratique expérimentale personnelle et autonome de ces techniques. </text:p>
      <text:p text:style-name="P2"/>
      <text:p text:style-name="P3">3/ Une approche à la fois patrimoniale et innovante, artisanale et industrielle</text:p>
      <text:p text:style-name="P1"><text:span text:style-name="T1">Les matériaux et procédés doivent être abordés de manière à pouvoir contextualiser leurs usages. </text:span><text:span text:style-name="T1">Les techniques doivent être appréhendées dans leurs mise œuvre artisanale (souvent plus facile pour la mise place de manipulation par l'élève) mais aussi industrielle. Cela implique aussi d'aborder l'impact environnemental (coût énergétique, transformation, transport, durée de vie du produit et recyclage...) de ces technologies afin que l'élève puisse situer les enjeux liés au choix techniques qu'il aura à faire en tant que designer. C'est ainsi l'occasion d'aborder des matériaux et techniques innovants et en accord avec les enjeux écologiques de notre temps.</text:span></text:p>
      <text:p text:style-name="P2"/>
      <text:p text:style-name="P2">Sur le plan du contexte historique, on peut également imaginer une approche patrimoniale de ce pôle en nous basant sur les industries et savoir-faire locaux : la tapisserie (manufacture nationale de Beauvais), la céramique (école d'art du Beauvaisis), la Brosserie Française...</text:p>
      <text:p text:style-name="P2"/>
      <text:p text:style-name="P3">Progression/</text:p>
      <text:p text:style-name="P2"/>
      <text:p text:style-name="P2">1ère : <text:s text:c="3"/></text:p>
      <text:list xml:id="list8271133688871091753" text:style-name="WWNum2">
        <text:list-item>
          <text:p text:style-name="P11">Introduction à la discipline : rappel des familles de matériaux <text:s text:c="8"/></text:p>
        </text:list-item>
      </text:list>
      <text:list xml:id="list6407599137774534146" text:style-name="WWNum1">
        <text:list-item>
          <text:p text:style-name="P12">Matériaux : papier, textiles, polymères <text:s text:c="8"/></text:p>
        </text:list-item>
      </text:list>
      <text:list xml:id="list808439267889177386" text:style-name="WWNum5">
        <text:list-item>
          <text:p text:style-name="P13">Procédés : découverte du fablab, éco-conception, ennoblissement (textiles), procédés d'impression (papier) <text:s text:c="8"/></text:p>
        </text:list-item>
      </text:list>
      <text:list xml:id="list6883137801444841795" text:style-name="WWNum6">
        <text:list-item>
          <text:p text:style-name="P14">Dessin technique : géométral, patronage (textiles)</text:p>
        </text:list-item>
      </text:list>
      <text:p text:style-name="P2"/>
      <text:p text:style-name="P2">Terminales :</text:p>
      <text:list xml:id="list1068203309742651857" text:style-name="WWNum4">
        <text:list-item>
          <text:p text:style-name="P15">Matériaux : bois, céramique (verre), métal... <text:s/></text:p>
        </text:list-item>
      </text:list>
      <text:list xml:id="list6574644994912217827" text:style-name="WWNum3">
        <text:list-item>
          <text:p text:style-name="P16">Procédés : cintrage, modelage, moulage, soufflage <text:s text:c="3"/></text:p>
        </text:list-item>
      </text:list>
      <text:p text:style-name="P2"/>
      <text:p text:style-name="P2"/>
      <text:p text:style-name="P2"/>
      <text:p text:style-name="P2"><text:soft-page-break/></text:p>
      <text:p text:style-name="P3">Spécificités</text:p>
      <text:p text:style-name="P3"/>
      <text:p text:style-name="P3">1/Première</text:p>
      <text:p text:style-name="P3">Outils et langages numériques</text:p>
      <text:p text:style-name="P2"/>
      <text:p text:style-name="P2"><text:s text:c="4"/><text:tab/></text:p>
      <text:p text:style-name="P3">1/ Explorer les possibilités techniques et créatives offertes par le cadre d'enseignement</text:p>
      <text:p text:style-name="P2"/>
      <text:p text:style-name="P2">Le cadre du cours d'outils et langages numériques est l'occasion pour nous de faire découvrir et comprendre les différents outils numériques (partiellement ou totalement) à disposition des élèves dans l’établissement. </text:p>
      <text:p text:style-name="P2">Nous avons choisi de mener au moins un projet permettant l'expérimentation du prototypage rapide (impression 3d) et de la découpe laser. Les autres machines peuvent également être présentées ou utilisées par les élèves (découpeuse à jet d'eau, traceur...)</text:p>
      <text:p text:style-name="P2"/>
      <text:p text:style-name="P2">Le cours d’outils et langages numériques est pour nous aussi un soutien à la finalisation des projets des autres pôles. Il offre la possibilité à l’élève d’expérimenter des rendus spécifiques : plan, maquettage 3D, rendering, montage, retouche numériques, manipulation digital , vidéos, prises de vue… </text:p>
      <text:p text:style-name="P2"/>
      <text:p text:style-name="P4">2/ S'initier aux outils infographiques et méthodes professionnels</text:p>
      <text:p text:style-name="P2">L'équipement du lycée nous permet d'inscrire les logiciels de la suite adobe créative cloud (photoshop, indesign, illustrator…) et SolidWorks/sketchup au cœur de l’enseignement technique dispensé. Ce choix s'explique par une volonté d'accompagner les élèves dans une utilisation rigoureuse de certains outils majoritaires dans le monde professionnel.</text:p>
      <text:p text:style-name="P2"/>
      <text:p text:style-name="P2">Dans ce cadre, nous exerçons l’élève à identifier et choisir les outils adapter à ses besoins et introduisons les bases d’une gestion et d’une rigueur de l’espace de travail numérique, afin de rendre l’espace de travail agréable, claire, ergonomique et propice à l’échange (ranger un dossier, nommer un fichier, le partager, communiquer avec les autres...)</text:p>
      <text:p text:style-name="P2"/>
      <text:p text:style-name="P2">À la fin de l'année les élèves devront sur ces logiciels savoir utiliser les outils fondamentaux de dessin vectoriel (plan, logo, illustrations simples), réaliser des montages photographiques assez simples, concevoir des volumes simples (espace ou objet) et maîtriser les outils de mise en page. </text:p>
      <text:p text:style-name="P2"/>
      <text:p text:style-name="P4">3/ Questionner notre environnement technologique</text:p>
      <text:p text:style-name="P2">Afin d’ouvrir le champ des connaissances de l’environnement numérique et digital nous demandons aux élèves d'élaborer une courte intervention hebdomadaire pouvant servir de laboratoire de découverte en lien avec l’actualité des nouvelles technologies du numérique.</text:p>
      <text:p text:style-name="P2"><text:soft-page-break/></text:p>
      <text:p text:style-name="P2">Aussi, nous ancrons notre questionnement des outils et langages numériques dans les pratiques quotidiennes des élèves. C'est pourquoi nous questionnons les enjeux techniques et pratiques inhérents aux réseaux sociaux, au smartphone et au web de manière générale (conception d'application, ergonomie de site web, alimentation d'une page d'un réseau social ou blog...).</text:p>
      <text:p text:style-name="P2"/>
      <text:p text:style-name="P3">4/ Approche didactique et pédagogiques</text:p>
      <text:p text:style-name="P2"/>
      <text:p text:style-name="P2">L'environnement numérique, bien que quotidien, n'est généralement pas bien maîtrisé par les élèves. Aussi, l'utilisation des outils demande une grande attention et une forte réactivité des élèves. C'est pourquoi nous favorisons deux approches pédagogiques. <text:s/>Il s’agit de trouver l’équilibre entre apports initiaux de l'enseignant par une approche déductive de l’apprentissage (l’enseignant fait une démonstration, pendant que les élèves mettent en application) et l’apport de documentations de manière plus inductive où l’élève cherche la solution à partir d'une documentation qui lui est fournie ou qu’il doit trouver, afin de construire son propres savoir. </text:p>
      <text:p text:style-name="P2">Tout au long de l’année, les élèves gagnent en autonomie par une progression de l’apprentissage des différents outils et langages numériques étudiés. Un système d'échange d'expérience et d'entraide entre élèves (tutorat...) peut être mis en place pour palier aux différences d'aisance vis-à-vis de l'environnement numérique souvent très prononcées dans ce cours. </text:p>
      <text:p text:style-name="P3"/>
      <text:p text:style-name="P2">2/ Terminale</text:p>
      <text:p text:style-name="P8">Grand oral</text:p>
      <text:p text:style-name="P4">Organisation de la préparation</text:p>
      <text:p text:style-name="P1">Débute après les épreuves de mars/avril.</text:p>
      <text:p text:style-name="P1">Consacre la majorité des cours. (DC, ATC, Technologie et potentiellement autres cours)</text:p>
      <text:p text:style-name="P1"><text:s/>Distribution d'un document de cadrage.</text:p>
      <text:p text:style-name="P1">Validation des questions </text:p>
      <text:p text:style-name="P1">Recherches et expérimentation. Demander aux élèves de se positionner. </text:p>
      <text:p text:style-name="P1">→ 3 semaines de préparation des oraux</text:p>
      <text:p text:style-name="P7">Modalités de l'épreuve favorisées </text:p>
      <text:p text:style-name="P9">→ Ensemble de thèmes traités durant le cycle terminal ou sujet validé par l'équipe éducative. </text:p>
      <text:p text:style-name="P1">(2 questions différentes – Possibilité de traiter un même thème sous différents angles...)</text:p>
      <text:p text:style-name="P7">Méthode de travail</text:p>
      <text:p text:style-name="P7"/>
      <text:p text:style-name="P1"/>
      <text:p text:style-name="P1">Fiche de méthode</text:p>
      <text:p text:style-name="P1">Aide à la rédaction et validation des questions</text:p>
      <text:p text:style-name="P1">Système de tutorat et suivi individualisé → chaque élève a un enseignement référent à qui il <text:soft-page-break/>communique l'avancée de son travail en dehors des heures de cours. </text:p>
      <text:p text:style-name="P1">Oral, contrôle par les pairs + passage oral collective. Entraînement fragment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Helvetica Neue" svg:font-family="'Helvetica Neu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fr" fo:country="FR"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6-13T15:32:56.09</dc:date>
    <meta:generator>OpenOffice/4.1.7$Win32 OpenOffice.org_project/417m1$Build-9800</meta:generator>
    <meta:editing-duration>PT16H12M10S</meta:editing-duration>
    <meta:editing-cycles>16</meta:editing-cycles>
    <meta:document-statistic meta:table-count="0" meta:image-count="0" meta:object-count="0" meta:page-count="16" meta:paragraph-count="220" meta:word-count="5052" meta:character-count="34278"/>
  </office:meta>
</office:document-meta>
</file>